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5-05-29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5-04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5-03-26 21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5-02-26 22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5-01-28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12-3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11-25 14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10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09-27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08-30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08-13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07-3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06-27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05-28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04-29 12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03-28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4-01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12-2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864" calcext:value-type="float">
            <text:p>0.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11-29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10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09-2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08-2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07-26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2816" calcext:value-type="float">
            <text:p>0.4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06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05-26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04-28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03-29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02-27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3-01-30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12-29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11-28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10-27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09-29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08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07-2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06-2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05-26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04-28 15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03-28 13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44424" calcext:value-type="float">
            <text:p>0.3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02-23 19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2-01-27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12-2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11-29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10-27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09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08-25 1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07-26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06-23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05-27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04-2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03-31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02-26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1-01-29 00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12-23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11-25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10-29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09-2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08-30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08-01 0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07-02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06-25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05-29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04-30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02-27 00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20-01-31 2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12-26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11-27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10-31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09-2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08-29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07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06-26 23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1624" calcext:value-type="float">
            <text:p>0.8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06-01 21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0456" calcext:value-type="float">
            <text:p>0.6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04-29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03-2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03-01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9-01-26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5152" calcext:value-type="float">
            <text:p>0.8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12-01 21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10-30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10-03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08-29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08-03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06-26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05-28 2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04-26 0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03-29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02-25 0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8-01-28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12-27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12-05 00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10-28 0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9-28 2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9-01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8-05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6-30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5-31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8576" calcext:value-type="float">
            <text:p>0.7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5216" calcext:value-type="float">
            <text:p>0.5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8-03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2064" calcext:value-type="float">
            <text:p>0.5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4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6-15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7408" calcext:value-type="float">
            <text:p>0.5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07264" calcext:value-type="float">
            <text:p>0.2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3-31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2-27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5632" calcext:value-type="float">
            <text:p>0.8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0768" calcext:value-type="float">
            <text:p>0.8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1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6216" calcext:value-type="float">
            <text:p>0.9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4736" calcext:value-type="float">
            <text:p>0.55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9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916" calcext:value-type="float">
            <text:p>0.8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0288" calcext:value-type="float">
            <text:p>0.7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436" calcext:value-type="float">
            <text:p>0.5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6992" calcext:value-type="float">
            <text:p>0.3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3816" calcext:value-type="float">
            <text:p>0.8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8744" calcext:value-type="float">
            <text:p>0.6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3336" calcext:value-type="float">
            <text:p>0.7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4296" calcext:value-type="float">
            <text:p>0.8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25424" calcext:value-type="float">
            <text:p>0.7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4776" calcext:value-type="float">
            <text:p>0.8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528" calcext:value-type="float">
            <text:p>0.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96" calcext:value-type="float">
            <text:p>0.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108" calcext:value-type="float">
            <text:p>1.0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7136" calcext:value-type="float">
            <text:p>0.7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75488" calcext:value-type="float">
            <text:p>0.4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2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4592" calcext:value-type="float">
            <text:p>0.1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1832" calcext:value-type="float">
            <text:p>0.9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008" calcext:value-type="float">
            <text:p>0.6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572" calcext:value-type="float">
            <text:p>0.4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15696" calcext:value-type="float">
            <text:p>0.6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2000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0872" calcext:value-type="float">
            <text:p>0.8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9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5528" calcext:value-type="float">
            <text:p>0.7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2336" calcext:value-type="float">
            <text:p>0.4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8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01752" calcext:value-type="float">
            <text:p>0.3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7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6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2856" calcext:value-type="float">
            <text:p>0.7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5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5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5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9056" calcext:value-type="float">
            <text:p>0.8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61544" calcext:value-type="float">
            <text:p>0.1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2584" calcext:value-type="float">
            <text:p>0.8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1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49224" calcext:value-type="float">
            <text:p>0.6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14528" calcext:value-type="float">
            <text:p>0.4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9808" calcext:value-type="float">
            <text:p>0.7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4568" calcext:value-type="float">
            <text:p>0.7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4672" calcext:value-type="float">
            <text:p>0.8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7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6448" calcext:value-type="float">
            <text:p>0.53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344" calcext:value-type="float">
            <text:p>0.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5904" calcext:value-type="float">
            <text:p>0.7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5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1896" calcext:value-type="float">
            <text:p>0.6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4696" calcext:value-type="float">
            <text:p>0.2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3712" calcext:value-type="float">
            <text:p>0.7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0832" calcext:value-type="float">
            <text:p>0.5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624" calcext:value-type="float">
            <text:p>0.3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9432" calcext:value-type="float">
            <text:p>0.7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39496" calcext:value-type="float">
            <text:p>0.5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816" calcext:value-type="float">
            <text:p>0.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07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3232" calcext:value-type="float">
            <text:p>0.7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9976" calcext:value-type="float">
            <text:p>0.56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13944" calcext:value-type="float">
            <text:p>0.3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37616" calcext:value-type="float">
            <text:p>0.7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2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16864" calcext:value-type="float">
            <text:p>0.8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3064" calcext:value-type="float">
            <text:p>0.89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9536" calcext:value-type="float">
            <text:p>0.8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392" calcext:value-type="float">
            <text:p>0.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1144" calcext:value-type="float">
            <text:p>0.7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532" calcext:value-type="float">
            <text:p>0.6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86512" calcext:value-type="float">
            <text:p>0.2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1728" calcext:value-type="float">
            <text:p>0.8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3024" calcext:value-type="float">
            <text:p>0.5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16408" calcext:value-type="float">
            <text:p>0.2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3168" calcext:value-type="float">
            <text:p>0.9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42544" calcext:value-type="float">
            <text:p>0.5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1352" calcext:value-type="float">
            <text:p>0.9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484" calcext:value-type="float">
            <text:p>0.6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48056" calcext:value-type="float">
            <text:p>0.4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76072" calcext:value-type="float">
            <text:p>0.5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9328" calcext:value-type="float">
            <text:p>0.7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6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47344" calcext:value-type="float">
            <text:p>0.8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21792" calcext:value-type="float">
            <text:p>0.62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58952" calcext:value-type="float">
            <text:p>0.7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2832" calcext:value-type="float">
            <text:p>1.32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3608" calcext:value-type="float">
            <text:p>0.6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3504" calcext:value-type="float">
            <text:p>0.60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8368" calcext:value-type="float">
            <text:p>0.6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0392" calcext:value-type="float">
            <text:p>0.8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0016" calcext:value-type="float">
            <text:p>0.89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33984" calcext:value-type="float">
            <text:p>0.6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3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0772" calcext:value-type="float">
            <text:p>0.8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68096" calcext:value-type="float">
            <text:p>0.7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93192" calcext:value-type="float">
            <text:p>0.3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2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15112" calcext:value-type="float">
            <text:p>0.5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6388" calcext:value-type="float">
            <text:p>0.5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04088" calcext:value-type="float">
            <text:p>0.7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8224" calcext:value-type="float">
            <text:p>0.2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2104" calcext:value-type="float">
            <text:p>0.8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51688" calcext:value-type="float">
            <text:p>0.5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8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7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6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6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343072151801</text:p>
          </table:table-cell>
          <table:table-cell office:value-type="string" calcext:value-type="string">
            <text:p>VT-WOW <text:s text:c="3"/>1</text:p>
          </table:table-cell>
          <table:table-cell office:value-type="string" calcext:value-type="string">
            <text:p>196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30" meta:object-count="0"/>
    <meta:user-defined meta:name="AppVersion">3.0</meta:user-defined>
  </office:meta>
</office:document-meta>
</file>